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E000000696A3BC093606AD2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31.02cm" table:align="margins"/>
    </style:style>
    <style:style style:name="Tabla1.A" style:family="table-column">
      <style:table-column-properties style:column-width="3.124cm" style:rel-column-width="6598*"/>
    </style:style>
    <style:style style:name="Tabla1.B" style:family="table-column">
      <style:table-column-properties style:column-width="6.174cm" style:rel-column-width="13044*"/>
    </style:style>
    <style:style style:name="Tabla1.C" style:family="table-column">
      <style:table-column-properties style:column-width="1.916cm" style:rel-column-width="4048*"/>
    </style:style>
    <style:style style:name="Tabla1.D" style:family="table-column">
      <style:table-column-properties style:column-width="1.596cm" style:rel-column-width="3373*"/>
    </style:style>
    <style:style style:name="Tabla1.E" style:family="table-column">
      <style:table-column-properties style:column-width="4.93cm" style:rel-column-width="10417*"/>
    </style:style>
    <style:style style:name="Tabla1.F" style:family="table-column">
      <style:table-column-properties style:column-width="5.927cm" style:rel-column-width="12522*"/>
    </style:style>
    <style:style style:name="Tabla1.G" style:family="table-column">
      <style:table-column-properties style:column-width="7.352cm" style:rel-column-width="1553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31.02cm" table:align="margins"/>
    </style:style>
    <style:style style:name="Tabla2.A" style:family="table-column">
      <style:table-column-properties style:column-width="2.205cm" style:rel-column-width="4658*"/>
    </style:style>
    <style:style style:name="Tabla2.B" style:family="table-column">
      <style:table-column-properties style:column-width="5.997cm" style:rel-column-width="12670*"/>
    </style:style>
    <style:style style:name="Tabla2.C" style:family="table-column">
      <style:table-column-properties style:column-width="1cm" style:rel-column-width="2112*"/>
    </style:style>
    <style:style style:name="Tabla2.D" style:family="table-column">
      <style:table-column-properties style:column-width="4.791cm" style:rel-column-width="10121*"/>
    </style:style>
    <style:style style:name="Tabla2.E" style:family="table-column">
      <style:table-column-properties style:column-width="3.999cm" style:rel-column-width="8448*"/>
    </style:style>
    <style:style style:name="Tabla2.F" style:family="table-column">
      <style:table-column-properties style:column-width="1.706cm" style:rel-column-width="3603*"/>
    </style:style>
    <style:style style:name="Tabla2.G" style:family="table-column">
      <style:table-column-properties style:column-width="1.616cm" style:rel-column-width="3413*"/>
    </style:style>
    <style:style style:name="Tabla2.H" style:family="table-column">
      <style:table-column-properties style:column-width="1.383cm" style:rel-column-width="2921*"/>
    </style:style>
    <style:style style:name="Tabla2.J" style:family="table-column">
      <style:table-column-properties style:column-width="1.588cm" style:rel-column-width="3353*"/>
    </style:style>
    <style:style style:name="Tabla2.K" style:family="table-column">
      <style:table-column-properties style:column-width="1.877cm" style:rel-column-width="3965*"/>
    </style:style>
    <style:style style:name="Tabla2.L" style:family="table-column">
      <style:table-column-properties style:column-width="1.08cm" style:rel-column-width="2280*"/>
    </style:style>
    <style:style style:name="Tabla2.M" style:family="table-column">
      <style:table-column-properties style:column-width="1.081cm" style:rel-column-width="2284*"/>
    </style:style>
    <style:style style:name="Tabla2.N" style:family="table-column">
      <style:table-column-properties style:column-width="1.087cm" style:rel-column-width="229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K1" style:family="table-cell">
      <style:table-cell-properties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none" fo:border-top="none" fo:border-bottom="0.05pt solid #000000"/>
    </style:style>
    <style:style style:name="Tabla2.J4" style:family="table-cell">
      <style:table-cell-properties fo:padding="0.097cm" fo:border-left="0.05pt solid #000000" fo:border-right="none" fo:border-top="none" fo:border-bottom="0.05pt solid #000000"/>
    </style:style>
    <style:style style:name="Tabla2.K4" style:family="table-cell">
      <style:table-cell-properties fo:padding="0.097cm" fo:border-left="0.05pt solid #000000" fo:border-right="none" fo:border-top="none" fo:border-bottom="0.05pt solid #000000"/>
    </style:style>
    <style:style style:name="Tabla2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none" fo:border-top="none" fo:border-bottom="0.05pt solid #000000"/>
    </style:style>
    <style:style style:name="Tabla2.J5" style:family="table-cell">
      <style:table-cell-properties fo:padding="0.097cm" fo:border-left="0.05pt solid #000000" fo:border-right="none" fo:border-top="none" fo:border-bottom="0.05pt solid #000000"/>
    </style:style>
    <style:style style:name="Tabla2.K5" style:family="table-cell">
      <style:table-cell-properties fo:padding="0.097cm" fo:border-left="0.05pt solid #000000" fo:border-right="none" fo:border-top="none" fo:border-bottom="0.05pt solid #000000"/>
    </style:style>
    <style:style style:name="Tabla2.L5" style:family="table-cell">
      <style:table-cell-properties fo:padding="0.097cm" fo:border-left="0.05pt solid #000000" fo:border-right="none" fo:border-top="none" fo:border-bottom="0.05pt solid #000000"/>
    </style:style>
    <style:style style:name="Tabla2.M5" style:family="table-cell">
      <style:table-cell-properties fo:padding="0.097cm" fo:border-left="0.05pt solid #000000" fo:border-right="none" fo:border-top="none" fo:border-bottom="0.05pt solid #000000"/>
    </style:style>
    <style:style style:name="Tabla2.N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none" fo:border-top="none" fo:border-bottom="0.05pt solid #000000"/>
    </style:style>
    <style:style style:name="Tabla2.J6" style:family="table-cell">
      <style:table-cell-properties fo:padding="0.097cm" fo:border-left="0.05pt solid #000000" fo:border-right="none" fo:border-top="none" fo:border-bottom="0.05pt solid #000000"/>
    </style:style>
    <style:style style:name="Tabla2.K6" style:family="table-cell">
      <style:table-cell-properties fo:padding="0.097cm" fo:border-left="0.05pt solid #000000" fo:border-right="none" fo:border-top="none" fo:border-bottom="0.05pt solid #000000"/>
    </style:style>
    <style:style style:name="Tabla2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none" fo:border-top="none" fo:border-bottom="0.05pt solid #000000"/>
    </style:style>
    <style:style style:name="Tabla2.J7" style:family="table-cell">
      <style:table-cell-properties fo:padding="0.097cm" fo:border-left="0.05pt solid #000000" fo:border-right="none" fo:border-top="none" fo:border-bottom="0.05pt solid #000000"/>
    </style:style>
    <style:style style:name="Tabla2.K7" style:family="table-cell">
      <style:table-cell-properties fo:padding="0.097cm" fo:border-left="0.05pt solid #000000" fo:border-right="none" fo:border-top="none" fo:border-bottom="0.05pt solid #000000"/>
    </style:style>
    <style:style style:name="Tabla2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none" fo:border-top="none" fo:border-bottom="0.05pt solid #000000"/>
    </style:style>
    <style:style style:name="Tabla2.J8" style:family="table-cell">
      <style:table-cell-properties fo:padding="0.097cm" fo:border-left="0.05pt solid #000000" fo:border-right="none" fo:border-top="none" fo:border-bottom="0.05pt solid #000000"/>
    </style:style>
    <style:style style:name="Tabla2.K8" style:family="table-cell">
      <style:table-cell-properties fo:padding="0.097cm" fo:border-left="0.05pt solid #000000" fo:border-right="none" fo:border-top="none" fo:border-bottom="0.05pt solid #000000"/>
    </style:style>
    <style:style style:name="Tabla2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none" fo:border-top="none" fo:border-bottom="0.05pt solid #000000"/>
    </style:style>
    <style:style style:name="Tabla2.J9" style:family="table-cell">
      <style:table-cell-properties fo:padding="0.097cm" fo:border-left="0.05pt solid #000000" fo:border-right="none" fo:border-top="none" fo:border-bottom="0.05pt solid #000000"/>
    </style:style>
    <style:style style:name="Tabla2.K9" style:family="table-cell">
      <style:table-cell-properties fo:padding="0.097cm" fo:border-left="0.05pt solid #000000" fo:border-right="none" fo:border-top="none" fo:border-bottom="0.05pt solid #000000"/>
    </style:style>
    <style:style style:name="Tabla2.L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 fo:text-align="end" style:justify-single-word="false" fo:padding="0.049cm" fo:border="0.06pt solid #000000" style:shadow="none"/>
      <style:text-properties style:font-name="Ubuntu" fo:font-weight="bold" officeooo:rsid="000226c8" officeooo:paragraph-rsid="0076babc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Ubuntu" fo:font-weight="bold" officeooo:rsid="008f6839" officeooo:paragraph-rsid="008f6839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Ubuntu" fo:font-weight="bold" officeooo:paragraph-rsid="0085ba12" style:font-weight-asian="bold" style:font-weight-complex="bold"/>
    </style:style>
    <style:style style:name="P4" style:family="paragraph" style:parent-style-name="Header">
      <style:paragraph-properties fo:line-height="100%" fo:text-align="end" style:justify-single-word="false" fo:padding="0.049cm" fo:border="0.06pt solid #000000" style:shadow="none"/>
      <style:text-properties style:font-name="Ubuntu" fo:font-size="10pt" fo:font-weight="normal" officeooo:rsid="000226c8" officeooo:paragraph-rsid="0076babc" fo:background-color="transparent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0pt" officeooo:rsid="007c2b52" officeooo:paragraph-rsid="008f6839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0pt" officeooo:rsid="007dae40" officeooo:paragraph-rsid="008f6839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10pt" officeooo:rsid="007f02c9" officeooo:paragraph-rsid="008f683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a4cce" officeooo:paragraph-rsid="008f6839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a4cce" officeooo:paragraph-rsid="007a4cce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Ubuntu" fo:font-size="12pt" fo:font-weight="normal" officeooo:rsid="00891a67" officeooo:paragraph-rsid="008f6839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Ubuntu" fo:font-size="11pt" officeooo:rsid="007a4cce" officeooo:paragraph-rsid="007a4cce" style:font-size-asian="11pt" style:font-size-complex="11pt"/>
    </style:style>
    <style:style style:name="P12" style:family="paragraph" style:parent-style-name="Table_20_Contents">
      <style:text-properties style:font-name="Ubuntu" fo:font-size="11pt" officeooo:rsid="007a4cce" officeooo:paragraph-rsid="008f6839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1pt" fo:font-weight="bold" officeooo:rsid="007a4cce" officeooo:paragraph-rsid="007f02c9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1pt" fo:font-weight="bold" officeooo:rsid="007a4cce" officeooo:paragraph-rsid="007a4cce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Ubuntu" officeooo:rsid="00844b7b" officeooo:paragraph-rsid="007f02c9"/>
    </style:style>
    <style:style style:name="P16" style:family="paragraph" style:parent-style-name="Table_20_Contents">
      <style:paragraph-properties fo:text-align="start" style:justify-single-word="false"/>
      <style:text-properties style:font-name="Ubuntu" officeooo:rsid="00844b7b" officeooo:paragraph-rsid="008f6839"/>
    </style:style>
    <style:style style:name="P17" style:family="paragraph" style:parent-style-name="Table_20_Contents">
      <style:paragraph-properties fo:text-align="start" style:justify-single-word="false"/>
      <style:text-properties style:font-name="Ubuntu" officeooo:rsid="007f6555" officeooo:paragraph-rsid="008f6839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8pt" fo:font-weight="bold" officeooo:rsid="00917bee" officeooo:paragraph-rsid="00917bee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8pt" fo:font-weight="bold" officeooo:rsid="0090ccc8" officeooo:paragraph-rsid="0090ccc8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8pt" fo:font-weight="bold" officeooo:rsid="000bdd74" officeooo:paragraph-rsid="0090ccc8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8pt" fo:font-weight="bold" officeooo:rsid="000ebf55" officeooo:paragraph-rsid="0090ccc8" style:font-size-asian="8pt" style:font-weight-asian="bold" style:font-size-complex="8pt" style:font-weight-complex="bold"/>
    </style:style>
    <style:style style:name="P22" style:family="paragraph" style:parent-style-name="Text_20_body">
      <style:paragraph-properties fo:line-height="100%" fo:text-align="end" style:justify-single-word="false" fo:padding="0.049cm" fo:border="0.06pt solid #000000" style:shadow="none"/>
      <style:text-properties officeooo:paragraph-rsid="0076babc"/>
    </style:style>
    <style:style style:name="P23" style:family="paragraph" style:parent-style-name="Header">
      <style:text-properties officeooo:paragraph-rsid="0085ba12"/>
    </style:style>
    <style:style style:name="P24" style:family="paragraph" style:parent-style-name="Header">
      <style:paragraph-properties fo:text-align="start" style:justify-single-word="false"/>
      <style:text-properties officeooo:paragraph-rsid="0085ba12"/>
    </style:style>
    <style:style style:name="P25" style:family="paragraph" style:parent-style-name="Header">
      <style:paragraph-properties fo:text-align="start" style:justify-single-word="false"/>
      <style:text-properties officeooo:paragraph-rsid="008f6839"/>
    </style:style>
    <style:style style:name="P26" style:family="paragraph" style:parent-style-name="Table_20_Contents">
      <style:paragraph-properties fo:text-align="start" style:justify-single-word="false"/>
      <style:text-properties officeooo:paragraph-rsid="008f6839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paragraph-rsid="0099a4cc"/>
    </style:style>
    <style:style style:name="P29" style:family="paragraph" style:parent-style-name="Table_20_Contents">
      <style:text-properties officeooo:paragraph-rsid="007a3e22"/>
    </style:style>
    <style:style style:name="P30" style:family="paragraph" style:parent-style-name="Table_20_Contents">
      <style:text-properties officeooo:paragraph-rsid="00816de4"/>
    </style:style>
    <style:style style:name="P31" style:family="paragraph" style:parent-style-name="Table_20_Contents">
      <style:text-properties officeooo:paragraph-rsid="008f6839"/>
    </style:style>
    <style:style style:name="P32" style:family="paragraph" style:parent-style-name="Table_20_Contents">
      <style:text-properties officeooo:paragraph-rsid="0090ccc8"/>
    </style:style>
    <style:style style:name="P33" style:family="paragraph" style:parent-style-name="Table_20_Contents">
      <style:paragraph-properties fo:text-align="start" style:justify-single-word="false"/>
      <style:text-properties officeooo:paragraph-rsid="00b0d601"/>
    </style:style>
    <style:style style:name="T1" style:family="text">
      <style:text-properties fo:font-size="10pt" officeooo:rsid="00282444" fo:background-color="transparent" loext:char-shading-value="0" style:font-size-asian="10pt" style:font-size-complex="10pt"/>
    </style:style>
    <style:style style:name="T2" style:family="text">
      <style:text-properties fo:font-size="10pt" fo:font-weight="normal" officeooo:rsid="00282444" fo:background-color="transparent" loext:char-shading-value="0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1995b2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style:font-name="Ubuntu"/>
    </style:style>
    <style:style style:name="T5" style:family="text">
      <style:text-properties style:font-name="Ubuntu" fo:font-size="10pt" fo:font-weight="bold" officeooo:rsid="0028d794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style:font-name="Ubuntu" fo:font-size="10pt" fo:font-weight="bold" officeooo:rsid="00816de4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style:font-name="Ubuntu" fo:font-size="10pt" fo:font-weight="bold" officeooo:rsid="008f65a8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style:font-name="Ubuntu" fo:font-size="10pt" fo:font-weight="normal" officeooo:rsid="0028d794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font-name="Ubuntu" fo:font-size="10pt" fo:font-weight="normal" officeooo:rsid="00282444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Ubuntu" fo:font-size="10pt" fo:font-weight="normal" officeooo:rsid="002dc83d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Ubuntu" fo:font-size="10pt" fo:font-weight="normal" officeooo:rsid="0038f84f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style:font-name="Ubuntu" fo:font-size="10pt" fo:font-weight="normal" officeooo:rsid="000226c8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style:font-name="Ubuntu" fo:font-size="10pt" fo:font-weight="normal" officeooo:rsid="003a92fb" fo:background-color="transparent" loext:char-shading-value="0" style:font-size-asian="10pt" style:font-weight-asian="normal" style:font-size-complex="10pt" style:font-weight-complex="normal"/>
    </style:style>
    <style:style style:name="T14" style:family="text">
      <style:text-properties style:font-name="Ubuntu" fo:font-size="10pt" fo:font-weight="normal" officeooo:rsid="00402932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style:font-name="Ubuntu" fo:font-size="10pt" fo:font-weight="normal" officeooo:rsid="002e710b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style:font-name="Ubuntu" fo:font-size="10pt" fo:font-weight="normal" officeooo:rsid="0024fdad" fo:background-color="transparent" loext:char-shading-value="0" style:font-size-asian="10pt" style:font-weight-asian="normal" style:font-size-complex="10pt" style:font-weight-complex="normal"/>
    </style:style>
    <style:style style:name="T17" style:family="text">
      <style:text-properties style:font-name="Ubuntu" fo:font-size="10pt" fo:font-weight="normal" officeooo:rsid="0076c37e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style:font-name="Ubuntu" fo:font-size="10pt" fo:font-weight="normal" officeooo:rsid="007a3e22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style:font-name="Ubuntu" fo:font-size="10pt" fo:font-weight="normal" officeooo:rsid="00816de4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style:font-name="Ubuntu" fo:font-size="10pt" officeooo:rsid="007a4cce" style:font-size-asian="10pt" style:font-size-complex="10pt"/>
    </style:style>
    <style:style style:name="T21" style:family="text">
      <style:text-properties style:font-name="Ubuntu" officeooo:rsid="0076c37e"/>
    </style:style>
    <style:style style:name="T22" style:family="text">
      <style:text-properties style:font-name="Ubuntu" fo:font-weight="bold" officeooo:rsid="0076c37e" style:font-weight-asian="bold" style:font-weight-complex="bold"/>
    </style:style>
    <style:style style:name="T23" style:family="text">
      <style:text-properties style:font-name="Ubuntu" fo:font-weight="bold" officeooo:rsid="007a3e22" style:font-weight-asian="bold" style:font-weight-complex="bold"/>
    </style:style>
    <style:style style:name="T24" style:family="text">
      <style:text-properties style:font-name="Ubuntu" fo:font-weight="bold" officeooo:rsid="00a0a918" style:font-weight-asian="bold" style:font-weight-complex="bold"/>
    </style:style>
    <style:style style:name="T25" style:family="text">
      <style:text-properties style:font-name="Ubuntu" officeooo:rsid="007a3e22"/>
    </style:style>
    <style:style style:name="T26" style:family="text">
      <style:text-properties style:font-name="Ubuntu" fo:font-size="9pt" officeooo:rsid="007a4cce" style:font-size-asian="9pt" style:font-size-complex="9pt"/>
    </style:style>
    <style:style style:name="T27" style:family="text">
      <style:text-properties style:font-name="Ubuntu" fo:font-size="9pt" officeooo:rsid="0099a4cc" style:font-size-asian="9pt" style:font-size-complex="9pt"/>
    </style:style>
    <style:style style:name="T28" style:family="text">
      <style:text-properties style:font-name="Ubuntu" officeooo:rsid="008f65a8"/>
    </style:style>
    <style:style style:name="T29" style:family="text">
      <style:text-properties style:font-name="Ubuntu" officeooo:rsid="008f6839"/>
    </style:style>
    <style:style style:name="T30" style:family="text">
      <style:text-properties style:font-name="Ubuntu" officeooo:rsid="009625a6"/>
    </style:style>
    <style:style style:name="T31" style:family="text">
      <style:text-properties style:font-name="Ubuntu" fo:font-size="11pt" officeooo:rsid="0099a4cc" style:font-size-asian="11pt" style:font-size-complex="11pt"/>
    </style:style>
    <style:style style:name="T32" style:family="text">
      <style:text-properties style:font-name="Ubuntu" officeooo:rsid="00abd1a8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4fdad"/>
    </style:style>
    <style:style style:name="T35" style:family="text">
      <style:text-properties officeooo:rsid="007dae40"/>
    </style:style>
    <style:style style:name="T36" style:family="text">
      <style:text-properties officeooo:rsid="000ebf55"/>
    </style:style>
    <style:style style:name="T37" style:family="text">
      <style:text-properties officeooo:rsid="00a19ffb"/>
    </style:style>
    <style:style style:name="T38" style:family="text">
      <style:text-properties officeooo:rsid="00ac8ce9"/>
    </style:style>
    <style:style style:name="T39" style:family="text">
      <style:text-properties officeooo:rsid="00ad4250"/>
    </style:style>
    <style:style style:name="T40" style:family="text">
      <style:text-properties officeooo:rsid="00adf05a"/>
    </style:style>
    <style:style style:name="T41" style:family="text">
      <style:text-properties officeooo:rsid="00b0d601"/>
    </style:style>
    <style:style style:name="T42" style:family="text">
      <style:text-properties officeooo:rsid="00b45843"/>
    </style:style>
    <style:style style:name="T43" style:family="text">
      <style:text-properties officeooo:rsid="00b91e34"/>
    </style:style>
    <style:style style:name="T44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a xlink:type="simple" xlink:href="relatorio://if%20test=%22odontology%20==%20False%22" text:style-name="Internet_20_link" text:visited-style-name="Visited_20_Internet_20_Link"><text:span text:style-name="T30">relatorio://if test="odontology == False"</text:span></text:a></text:p>
      <text:p text:style-name="P3">INFORME ESTADÍSTICO DE CONSULTAS AMBULATORI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columns-spanned="6" office:value-type="string">
            <text:p text:style-name="P30"><text:span text:style-name="T22">Medico</text:span><text:span text:style-name="T21">: <text:s/></text:span><text:a xlink:type="simple" xlink:href="relatorio://healthprof" text:style-name="Internet_20_link" text:visited-style-name="Visited_20_Internet_20_Link"><text:span text:style-name="T17">medico</text:span></text:a><text:span text:style-name="T17"> <text:s text:c="15"/></text:span><text:span text:style-name="T6">Especialidad </text:span><text:span text:style-name="T7">principal</text:span><text:span text:style-name="T19">: <text:s/></text:span><text:a xlink:type="simple" xlink:href="relatorio://specialty" text:style-name="Internet_20_link" text:visited-style-name="Visited_20_Internet_20_Link"><text:span text:style-name="T19">especialidad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" office:value-type="string">
            <text:p text:style-name="P29"><text:span text:style-name="T23">Fecha</text:span><text:span text:style-name="T25">: </text:span><text:a xlink:type="simple" xlink:href="relatorio://current_date" text:style-name="Internet_20_link" text:visited-style-name="Visited_20_Internet_20_Link"><text:span text:style-name="T18">fecha</text:span></text:a></text:p>
          </table:table-cell>
        </table:table-row>
        <table:table-row>
          <table:table-cell table:style-name="Tabla1.A2" office:value-type="string">
            <text:p text:style-name="P14">DNI</text:p>
          </table:table-cell>
          <table:table-cell table:style-name="Tabla1.A2" office:value-type="string">
            <text:p text:style-name="P14">APELLIDO Y NOMBRE</text:p>
          </table:table-cell>
          <table:table-cell table:style-name="Tabla1.A2" office:value-type="string">
            <text:p text:style-name="P14">EDAD <text:span text:style-name="T35">(AÑOS)</text:span></text:p>
          </table:table-cell>
          <table:table-cell table:style-name="Tabla1.A2" office:value-type="string">
            <text:p text:style-name="P14">SEXO</text:p>
          </table:table-cell>
          <table:table-cell table:style-name="Tabla1.A2" office:value-type="string">
            <text:p text:style-name="P14">RESIDENCIA</text:p>
          </table:table-cell>
          <table:table-cell table:style-name="Tabla1.A2" office:value-type="string">
            <text:p text:style-name="P13">PERTENECE O ESTA </text:p>
            <text:p text:style-name="P13">ASOCIADO</text:p>
          </table:table-cell>
          <table:table-cell table:style-name="Tabla1.G2" office:value-type="string">
            <text:p text:style-name="P9">DIAGNOSTICO O MOTIVO DE CONSULTA</text:p>
          </table:table-cell>
        </table:table-row>
        <table:table-row>
          <table:table-cell table:style-name="Tabla1.A3" office:value-type="string">
            <text:p text:style-name="P27"><text:a xlink:type="simple" xlink:href="relatorio://for%20each=%22x%20in%20lines[::-1]%22" text:style-name="Internet_20_link" text:visited-style-name="Visited_20_Internet_20_Link"><text:span text:style-name="T40">for each="x in lines[::-1]"</text:span></text:a></text:p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11"/>
          </table:table-cell>
          <table:table-cell table:style-name="Tabla1.D3" office:value-type="string">
            <text:p text:style-name="P11"/>
          </table:table-cell>
          <table:table-cell table:style-name="Tabla1.E3" office:value-type="string">
            <text:p text:style-name="P11"/>
          </table:table-cell>
          <table:table-cell table:style-name="Tabla1.F3" office:value-type="string">
            <text:p text:style-name="P11"/>
          </table:table-cell>
          <table:table-cell table:style-name="Tabla1.G3" office:value-type="string">
            <text:p text:style-name="P11"/>
          </table:table-cell>
        </table:table-row>
        <table:table-row>
          <table:table-cell table:style-name="Tabla1.A3" office:value-type="string">
            <text:p text:style-name="P27"><text:a xlink:type="simple" xlink:href="relatorio://x[0]" text:style-name="Internet_20_link" text:visited-style-name="Visited_20_Internet_20_Link"><text:span text:style-name="T20">x[0]</text:span></text:a></text:p>
          </table:table-cell>
          <table:table-cell table:style-name="Tabla1.B3" office:value-type="string">
            <text:p text:style-name="P28"><text:a xlink:type="simple" xlink:href="relatorio://x[1]" text:style-name="Internet_20_link" text:visited-style-name="Visited_20_Internet_20_Link"><text:span text:style-name="T31">x[1]</text:span></text:a></text:p>
          </table:table-cell>
          <table:table-cell table:style-name="Tabla1.C3" office:value-type="string">
            <text:p text:style-name="P28"><text:a xlink:type="simple" xlink:href="relatorio://x[2]" text:style-name="Internet_20_link" text:visited-style-name="Visited_20_Internet_20_Link"><text:span text:style-name="T31">x[2]</text:span></text:a></text:p>
          </table:table-cell>
          <table:table-cell table:style-name="Tabla1.D3" office:value-type="string">
            <text:p text:style-name="P28"><text:a xlink:type="simple" xlink:href="relatorio://x[3]" text:style-name="Internet_20_link" text:visited-style-name="Visited_20_Internet_20_Link"><text:span text:style-name="T31">x[3]</text:span></text:a></text:p>
          </table:table-cell>
          <table:table-cell table:style-name="Tabla1.E3" office:value-type="string">
            <text:p text:style-name="P28"><text:a xlink:type="simple" xlink:href="relatorio://x[4]" text:style-name="Internet_20_link" text:visited-style-name="Visited_20_Internet_20_Link"><text:span text:style-name="T31">x[4]</text:span></text:a></text:p>
          </table:table-cell>
          <table:table-cell table:style-name="Tabla1.F3" office:value-type="string">
            <text:p text:style-name="P28"><text:a xlink:type="simple" xlink:href="relatorio://x[5]" text:style-name="Internet_20_link" text:visited-style-name="Visited_20_Internet_20_Link"><text:span text:style-name="T31">x[5]</text:span></text:a></text:p>
          </table:table-cell>
          <table:table-cell table:style-name="Tabla1.G3" office:value-type="string">
            <text:p text:style-name="P15"/>
          </table:table-cell>
        </table:table-row>
        <table:table-row>
          <table:table-cell table:style-name="Tabla1.A3" office:value-type="string">
            <text:p text:style-name="P27"><text:a xlink:type="simple" xlink:href="relatorio:///for" text:style-name="Internet_20_link" text:visited-style-name="Visited_20_Internet_20_Link"><text:span text:style-name="T4">reltorio:///for</text:span></text:a></text:p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11"/>
          </table:table-cell>
          <table:table-cell table:style-name="Tabla1.D3" office:value-type="string">
            <text:p text:style-name="P11"/>
          </table:table-cell>
          <table:table-cell table:style-name="Tabla1.E3" office:value-type="string">
            <text:p text:style-name="P11"/>
          </table:table-cell>
          <table:table-cell table:style-name="Tabla1.F3" office:value-type="string">
            <text:p text:style-name="P11"/>
          </table:table-cell>
          <table:table-cell table:style-name="Tabla1.G3" office:value-type="string">
            <text:p text:style-name="P11"/>
          </table:table-cell>
        </table:table-row>
        <table:table-row>
          <table:table-cell table:style-name="Tabla1.A3" office:value-type="string">
            <text:p text:style-name="P33"/>
          </table:table-cell>
          <table:table-cell table:style-name="Tabla1.B3" office:value-type="string">
            <text:p text:style-name="P33"><text:a xlink:type="simple" xlink:href="sadrelatorio://[x%20for%20x%20%20in%20lines[::-1]]" text:style-name="Internet_20_link" text:visited-style-name="Visited_20_Internet_20_Link"/></text:p>
          </table:table-cell>
          <table:table-cell table:style-name="Tabla1.C3" office:value-type="string">
            <text:p text:style-name="P11"/>
          </table:table-cell>
          <table:table-cell table:style-name="Tabla1.D3" office:value-type="string">
            <text:p text:style-name="P11"/>
          </table:table-cell>
          <table:table-cell table:style-name="Tabla1.E3" office:value-type="string">
            <text:p text:style-name="P11"/>
          </table:table-cell>
          <table:table-cell table:style-name="Tabla1.F3" office:value-type="string">
            <text:p text:style-name="P11"/>
          </table:table-cell>
          <table:table-cell table:style-name="Tabla1.G3" office:value-type="string">
            <text:p text:style-name="P11"/>
          </table:table-cell>
        </table:table-row>
        <table:table-row>
          <table:table-cell table:style-name="Tabla1.A3" office:value-type="string">
            <text:p text:style-name="P27"/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11"/>
          </table:table-cell>
          <table:table-cell table:style-name="Tabla1.D3" office:value-type="string">
            <text:p text:style-name="P11"/>
          </table:table-cell>
          <table:table-cell table:style-name="Tabla1.E3" office:value-type="string">
            <text:p text:style-name="P11"/>
          </table:table-cell>
          <table:table-cell table:style-name="Tabla1.F3" office:value-type="string">
            <text:p text:style-name="P11"/>
          </table:table-cell>
          <table:table-cell table:style-name="Tabla1.G3" office:value-type="string">
            <text:p text:style-name="P11"/>
          </table:table-cell>
        </table:table-row>
        <table:table-row>
          <table:table-cell table:style-name="Tabla1.A3" office:value-type="string">
            <text:p text:style-name="P27"/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11"/>
          </table:table-cell>
          <table:table-cell table:style-name="Tabla1.D3" office:value-type="string">
            <text:p text:style-name="P11"/>
          </table:table-cell>
          <table:table-cell table:style-name="Tabla1.E3" office:value-type="string">
            <text:p text:style-name="P11"/>
          </table:table-cell>
          <table:table-cell table:style-name="Tabla1.F3" office:value-type="string">
            <text:p text:style-name="P11"/>
          </table:table-cell>
          <table:table-cell table:style-name="Tabla1.G3" office:value-type="string">
            <text:p text:style-name="P11"/>
          </table:table-cell>
        </table:table-row>
      </table:table>
      <text:p text:style-name="P24"><text:a xlink:type="simple" xlink:href="relatorio:///if" text:style-name="Internet_20_link" text:visited-style-name="Visited_20_Internet_20_Link"><text:span text:style-name="T28">relatorio:///if</text:span></text:a></text:p>
      <text:p text:style-name="P25"><text:a xlink:type="simple" xlink:href="relatorio://if%20test=%22odontology%20==%20True%22" text:style-name="Internet_20_link" text:visited-style-name="Visited_20_Internet_20_Link"><text:span text:style-name="T29">relatorio://if test="odontology == True"</text:span></text:a></text:p>
      <text:p text:style-name="P2">DIRECCIÓN DE ODONTOLOGÍA DE ENTRE RIOS</text:p>
      <text:p text:style-name="P2">SISTEMA DE ATENCIÓN ODONTOLOGICA INTEGRAL POR ALTAS PROGRESIVAS</text:p>
      <text:p text:style-name="P2">PLANILLA INDIVIDUAL DIARIA DE PRESTACIONES ODONTOLOGICA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G"/>
        <table:table-column table:style-name="Tabla2.J"/>
        <table:table-column table:style-name="Tabla2.K"/>
        <table:table-column table:style-name="Tabla2.L"/>
        <table:table-column table:style-name="Tabla2.M"/>
        <table:table-column table:style-name="Tabla2.N"/>
        <table:table-row>
          <table:table-cell table:style-name="Tabla2.A1" table:number-columns-spanned="10" office:value-type="string">
            <text:p text:style-name="P31"><text:span text:style-name="T22">M</text:span><text:span text:style-name="T24">é</text:span><text:span text:style-name="T22">dico</text:span><text:span text:style-name="T21">: <text:s/></text:span><text:a xlink:type="simple" xlink:href="relatorio://healthprof" text:style-name="Internet_20_link" text:visited-style-name="Visited_20_Internet_20_Link"><text:span text:style-name="T17">medico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K1" table:number-columns-spanned="4" office:value-type="string">
            <text:p text:style-name="P32"><text:span text:style-name="T23">Fecha</text:span><text:span text:style-name="T25">: </text:span><text:a xlink:type="simple" xlink:href="relatorio://current_date" text:style-name="Internet_20_link" text:visited-style-name="Visited_20_Internet_20_Link"><text:span text:style-name="T18">fecha</text:span></text:a></text:p>
          </table:table-cell>
          <table:covered-table-cell/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8">DNI</text:p>
          </table:table-cell>
          <table:table-cell table:style-name="Tabla2.A2" table:number-rows-spanned="2" office:value-type="string">
            <text:p text:style-name="P8">APELLIDO Y NOMBRE</text:p>
          </table:table-cell>
          <table:table-cell table:style-name="Tabla2.A2" table:number-rows-spanned="2" office:value-type="string">
            <text:p text:style-name="P19">1° VEZ</text:p>
          </table:table-cell>
          <table:table-cell table:style-name="Tabla2.A2" table:number-rows-spanned="2" office:value-type="string">
            <text:p text:style-name="P20">CONSULTA URGENCIA – CERTIFICADO - <text:span text:style-name="T36">SESIONES DE PREVENCIÓN QUE INCLUYEN (Técnica de higiene oral – Asesoramiento dietético – Flúor tópico – Trat. De enfermedades periodontales)</text:span></text:p>
          </table:table-cell>
          <table:table-cell table:style-name="Tabla2.A2" table:number-rows-spanned="2" office:value-type="string">
            <text:p text:style-name="P21">SESIONES DE PREVENCIÓN QUE INCLUYEN (Técnica de higiene oral – Asesoramiento dietético – Flúor tópico – Trat. De enfermedades periodontales)</text:p>
          </table:table-cell>
          <table:table-cell table:style-name="Tabla2.A2" table:number-rows-spanned="2" office:value-type="string">
            <text:p text:style-name="P19">INACTIVACIÓN DE CARIES</text:p>
          </table:table-cell>
          <table:table-cell table:style-name="Tabla2.A2" table:number-rows-spanned="2" office:value-type="string">
            <text:p text:style-name="P19">EXTRAC</text:p>
          </table:table-cell>
          <table:table-cell table:style-name="Tabla2.A2" table:number-rows-spanned="2" office:value-type="string">
            <text:p text:style-name="P19">RESTAURACIÓN</text:p>
          </table:table-cell>
          <table:table-cell table:style-name="Tabla2.A2" table:number-rows-spanned="2" office:value-type="string">
            <text:p text:style-name="P19">TRAT PULPAR</text:p>
          </table:table-cell>
          <table:table-cell table:style-name="Tabla2.A2" table:number-rows-spanned="2" office:value-type="string">
            <text:p text:style-name="P19">PRÓTESIS DENTAL</text:p>
          </table:table-cell>
          <table:table-cell table:style-name="Tabla2.A2" table:number-rows-spanned="2" office:value-type="string">
            <text:p text:style-name="P19">TR<text:span text:style-name="T37">AT</text:span> DE MALOCLUSIÓN</text:p>
          </table:table-cell>
          <table:table-cell table:style-name="Tabla2.L2" table:number-columns-spanned="3" office:value-type="string">
            <text:p text:style-name="P19">ALCANZO ALTA</text:p>
          </table:table-cell>
          <table:covered-table-cell/>
          <table:covered-table-cell/>
        </table:table-row>
        <table:table-row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table-cell table:style-name="Tabla2.A2" office:value-type="string">
            <text:p text:style-name="P18">BÁSICA</text:p>
          </table:table-cell>
          <table:table-cell table:style-name="Tabla2.A2" office:value-type="string">
            <text:p text:style-name="P18">INTERMEDIA</text:p>
          </table:table-cell>
          <table:table-cell table:style-name="Tabla2.L2" office:value-type="string">
            <text:p text:style-name="P18">INTEGRAL</text:p>
          </table:table-cell>
        </table:table-row>
        <table:table-row>
          <table:table-cell table:style-name="Tabla2.A4" office:value-type="string">
            <text:p text:style-name="P26"><text:a xlink:type="simple" xlink:href="relatorio://for%20each=%22x%20in%20lines[::-1]%22" text:style-name="Internet_20_link" text:visited-style-name="Visited_20_Internet_20_Link"><text:span text:style-name="T40">for each="x in lines[::-1]"</text:span></text:a></text:p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  <table:table-cell table:style-name="Tabla2.E4" office:value-type="string">
            <text:p text:style-name="P12"/>
          </table:table-cell>
          <table:table-cell table:style-name="Tabla2.F4" office:value-type="string">
            <text:p text:style-name="P12"/>
          </table:table-cell>
          <table:table-cell table:style-name="Tabla2.G4" office:value-type="string">
            <text:p text:style-name="P12"/>
          </table:table-cell>
          <table:table-cell table:style-name="Tabla2.H4" office:value-type="string">
            <text:p text:style-name="P12"/>
          </table:table-cell>
          <table:table-cell table:style-name="Tabla2.I4" office:value-type="string">
            <text:p text:style-name="P12"/>
          </table:table-cell>
          <table:table-cell table:style-name="Tabla2.J4" office:value-type="string">
            <text:p text:style-name="P12"/>
          </table:table-cell>
          <table:table-cell table:style-name="Tabla2.K4" office:value-type="string">
            <text:p text:style-name="P12"/>
          </table:table-cell>
          <table:table-cell table:style-name="Tabla2.L4" table:number-columns-spanned="3" office:value-type="string">
            <text:p text:style-name="P12"/>
          </table:table-cell>
          <table:covered-table-cell/>
          <table:covered-table-cell/>
        </table:table-row>
        <text:soft-page-break/>
        <table:table-row>
          <table:table-cell table:style-name="Tabla2.A4" office:value-type="string">
            <text:p text:style-name="P26"><text:a xlink:type="simple" xlink:href="relatorio://x[0]" text:style-name="Internet_20_link" text:visited-style-name="Visited_20_Internet_20_Link"><text:span text:style-name="T26">x[0]</text:span></text:a></text:p>
          </table:table-cell>
          <table:table-cell table:style-name="Tabla2.B4" office:value-type="string">
            <text:p text:style-name="P28"><text:a xlink:type="simple" xlink:href="relatorio://x[1]" text:style-name="Internet_20_link" text:visited-style-name="Visited_20_Internet_20_Link"><text:span text:style-name="T27">x[1]</text:span></text:a></text:p>
          </table:table-cell>
          <table:table-cell table:style-name="Tabla2.C4" office:value-type="string">
            <text:p text:style-name="P5"/>
          </table:table-cell>
          <table:table-cell table:style-name="Tabla2.D4" office:value-type="string">
            <text:p text:style-name="P6"/>
          </table:table-cell>
          <table:table-cell table:style-name="Tabla2.E5" office:value-type="string">
            <text:p text:style-name="P7"/>
          </table:table-cell>
          <table:table-cell table:style-name="Tabla2.F5" office:value-type="string">
            <text:p text:style-name="P17"/>
          </table:table-cell>
          <table:table-cell table:style-name="Tabla2.G4" office:value-type="string">
            <text:p text:style-name="P16"/>
          </table:table-cell>
          <table:table-cell table:style-name="Tabla2.H4" office:value-type="string">
            <text:p text:style-name="P26"/>
          </table:table-cell>
          <table:table-cell table:style-name="Tabla2.I5" office:value-type="string">
            <text:p text:style-name="P26"/>
          </table:table-cell>
          <table:table-cell table:style-name="Tabla2.J5" office:value-type="string">
            <text:p text:style-name="P26"/>
          </table:table-cell>
          <table:table-cell table:style-name="Tabla2.K4" office:value-type="string">
            <text:p text:style-name="P26"/>
          </table:table-cell>
          <table:table-cell table:style-name="Tabla2.L5" office:value-type="string">
            <text:p text:style-name="P26"/>
          </table:table-cell>
          <table:table-cell table:style-name="Tabla2.M5" office:value-type="string">
            <text:p text:style-name="P26"/>
          </table:table-cell>
          <table:table-cell table:style-name="Tabla2.N5" office:value-type="string">
            <text:p text:style-name="P26"/>
          </table:table-cell>
        </table:table-row>
        <table:table-row>
          <table:table-cell table:style-name="Tabla2.A4" office:value-type="string">
            <text:p text:style-name="P26"><text:a xlink:type="simple" xlink:href="relatorio:///for" text:style-name="Internet_20_link" text:visited-style-name="Visited_20_Internet_20_Link"><text:span text:style-name="T32">relatorio:///for</text:span></text:a></text:p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  <table:table-cell table:style-name="Tabla2.E6" office:value-type="string">
            <text:p text:style-name="P12"/>
          </table:table-cell>
          <table:table-cell table:style-name="Tabla2.F6" office:value-type="string">
            <text:p text:style-name="P12"/>
          </table:table-cell>
          <table:table-cell table:style-name="Tabla2.G4" office:value-type="string">
            <text:p text:style-name="P12"/>
          </table:table-cell>
          <table:table-cell table:style-name="Tabla2.H4" office:value-type="string">
            <text:p text:style-name="P12"/>
          </table:table-cell>
          <table:table-cell table:style-name="Tabla2.I6" office:value-type="string">
            <text:p text:style-name="P12"/>
          </table:table-cell>
          <table:table-cell table:style-name="Tabla2.J6" office:value-type="string">
            <text:p text:style-name="P12"/>
          </table:table-cell>
          <table:table-cell table:style-name="Tabla2.K4" office:value-type="string">
            <text:p text:style-name="P12"/>
          </table:table-cell>
          <table:table-cell table:style-name="Tabla2.L6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a2.A4" office:value-type="string">
            <text:p text:style-name="P33"/>
          </table:table-cell>
          <table:table-cell table:style-name="Tabla2.B4" office:value-type="string">
            <text:p text:style-name="P33"><text:a xlink:type="simple" xlink:href="file:///home/gnuhealth/gnuhealth/tryton/server/modules/local/health_appointment_fiuner/report/%5Bx%20in%20lines%5B::-1%5D%5D" text:style-name="Internet_20_link" text:visited-style-name="Visited_20_Internet_20_Link"/></text:p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  <table:table-cell table:style-name="Tabla2.E7" office:value-type="string">
            <text:p text:style-name="P12"/>
          </table:table-cell>
          <table:table-cell table:style-name="Tabla2.F7" office:value-type="string">
            <text:p text:style-name="P12"/>
          </table:table-cell>
          <table:table-cell table:style-name="Tabla2.G4" office:value-type="string">
            <text:p text:style-name="P12"/>
          </table:table-cell>
          <table:table-cell table:style-name="Tabla2.H4" office:value-type="string">
            <text:p text:style-name="P12"/>
          </table:table-cell>
          <table:table-cell table:style-name="Tabla2.I7" office:value-type="string">
            <text:p text:style-name="P12"/>
          </table:table-cell>
          <table:table-cell table:style-name="Tabla2.J7" office:value-type="string">
            <text:p text:style-name="P12"/>
          </table:table-cell>
          <table:table-cell table:style-name="Tabla2.K4" office:value-type="string">
            <text:p text:style-name="P12"/>
          </table:table-cell>
          <table:table-cell table:style-name="Tabla2.L7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a2.A4" office:value-type="string">
            <text:p text:style-name="P26"/>
          </table:table-cell>
          <table:table-cell table:style-name="Tabla2.B4" office:value-type="string">
            <text:p text:style-name="P12"><text:s/></text:p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  <table:table-cell table:style-name="Tabla2.E8" office:value-type="string">
            <text:p text:style-name="P12"/>
          </table:table-cell>
          <table:table-cell table:style-name="Tabla2.F8" office:value-type="string">
            <text:p text:style-name="P12"/>
          </table:table-cell>
          <table:table-cell table:style-name="Tabla2.G4" office:value-type="string">
            <text:p text:style-name="P12"/>
          </table:table-cell>
          <table:table-cell table:style-name="Tabla2.H4" office:value-type="string">
            <text:p text:style-name="P12"/>
          </table:table-cell>
          <table:table-cell table:style-name="Tabla2.I8" office:value-type="string">
            <text:p text:style-name="P12"/>
          </table:table-cell>
          <table:table-cell table:style-name="Tabla2.J8" office:value-type="string">
            <text:p text:style-name="P12"/>
          </table:table-cell>
          <table:table-cell table:style-name="Tabla2.K4" office:value-type="string">
            <text:p text:style-name="P12"/>
          </table:table-cell>
          <table:table-cell table:style-name="Tabla2.L8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a2.A4" office:value-type="string">
            <text:p text:style-name="P26"/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  <table:table-cell table:style-name="Tabla2.E9" office:value-type="string">
            <text:p text:style-name="P12"/>
          </table:table-cell>
          <table:table-cell table:style-name="Tabla2.F9" office:value-type="string">
            <text:p text:style-name="P12"/>
          </table:table-cell>
          <table:table-cell table:style-name="Tabla2.G4" office:value-type="string">
            <text:p text:style-name="P12"/>
          </table:table-cell>
          <table:table-cell table:style-name="Tabla2.H4" office:value-type="string">
            <text:p text:style-name="P12"/>
          </table:table-cell>
          <table:table-cell table:style-name="Tabla2.I9" office:value-type="string">
            <text:p text:style-name="P12"/>
          </table:table-cell>
          <table:table-cell table:style-name="Tabla2.J9" office:value-type="string">
            <text:p text:style-name="P12"/>
          </table:table-cell>
          <table:table-cell table:style-name="Tabla2.K4" office:value-type="string">
            <text:p text:style-name="P12"/>
          </table:table-cell>
          <table:table-cell table:style-name="Tabla2.L9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0"/>
      <text:p text:style-name="P25"><text:a xlink:type="simple" xlink:href="relatorio:///if" text:style-name="Internet_20_link" text:visited-style-name="Visited_20_Internet_20_Link"><text:span text:style-name="T28">relatorio:///if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00%" fo:text-align="end" style:justify-single-word="false" fo:padding="0.049cm" fo:border="0.06pt solid #000000" style:shadow="none"/>
      <style:text-properties style:font-name="Ubuntu" fo:font-weight="bold" officeooo:rsid="000226c8" officeooo:paragraph-rsid="0076babc" style:font-weight-asian="bold" style:font-weight-complex="bold"/>
    </style:style>
    <style:style style:name="MP2" style:family="paragraph" style:parent-style-name="Text_20_body">
      <style:paragraph-properties fo:line-height="100%" fo:text-align="end" style:justify-single-word="false" fo:padding="0.049cm" fo:border="0.06pt solid #000000" style:shadow="none"/>
      <style:text-properties officeooo:paragraph-rsid="0076babc"/>
    </style:style>
    <style:style style:name="MP3" style:family="paragraph" style:parent-style-name="Header">
      <style:paragraph-properties fo:line-height="100%" fo:text-align="end" style:justify-single-word="false" fo:padding="0.049cm" fo:border="0.06pt solid #000000" style:shadow="none"/>
      <style:text-properties style:font-name="Ubuntu" fo:font-size="10pt" fo:font-weight="normal" officeooo:rsid="000226c8" officeooo:paragraph-rsid="0076babc" fo:background-color="transparent" style:font-size-asian="10pt" style:font-weight-asian="normal" style:font-size-complex="10pt" style:font-weight-complex="normal"/>
    </style:style>
    <style:style style:name="MT1" style:family="text">
      <style:text-properties fo:font-size="10pt" officeooo:rsid="00282444" fo:background-color="transparent" loext:char-shading-value="0" style:font-size-asian="10pt" style:font-size-complex="10pt"/>
    </style:style>
    <style:style style:name="MT2" style:family="text">
      <style:text-properties fo:font-size="10pt" fo:font-weight="normal" officeooo:rsid="00282444" fo:background-color="transparent" loext:char-shading-value="0" style:font-size-asian="10pt" style:font-weight-asian="normal" style:font-size-complex="10pt" style:font-weight-complex="normal"/>
    </style:style>
    <style:style style:name="MT3" style:family="text">
      <style:text-properties fo:font-size="10pt" fo:font-weight="normal" officeooo:rsid="001995b2" fo:background-color="transparent" loext:char-shading-value="0" style:font-size-asian="10pt" style:font-weight-asian="normal" style:font-size-complex="10pt" style:font-weight-complex="normal"/>
    </style:style>
    <style:style style:name="MT4" style:family="text">
      <style:text-properties style:font-name="Ubuntu" fo:font-size="10pt" fo:font-weight="bold" officeooo:rsid="0028d794" fo:background-color="transparent" loext:char-shading-value="0" style:font-size-asian="10pt" style:font-weight-asian="bold" style:font-size-complex="10pt" style:font-weight-complex="bold"/>
    </style:style>
    <style:style style:name="MT5" style:family="text">
      <style:text-properties style:font-name="Ubuntu" fo:font-size="10pt" fo:font-weight="normal" officeooo:rsid="0028d794" fo:background-color="transparent" loext:char-shading-value="0" style:font-size-asian="10pt" style:font-weight-asian="normal" style:font-size-complex="10pt" style:font-weight-complex="normal"/>
    </style:style>
    <style:style style:name="MT6" style:family="text">
      <style:text-properties style:font-name="Ubuntu" fo:font-size="10pt" fo:font-weight="normal" officeooo:rsid="00282444" fo:background-color="transparent" loext:char-shading-value="0" style:font-size-asian="10pt" style:font-weight-asian="normal" style:font-size-complex="10pt" style:font-weight-complex="normal"/>
    </style:style>
    <style:style style:name="MT7" style:family="text">
      <style:text-properties style:font-name="Ubuntu" fo:font-size="10pt" fo:font-weight="normal" officeooo:rsid="002dc83d" fo:background-color="transparent" loext:char-shading-value="0" style:font-size-asian="10pt" style:font-weight-asian="normal" style:font-size-complex="10pt" style:font-weight-complex="normal"/>
    </style:style>
    <style:style style:name="MT8" style:family="text">
      <style:text-properties style:font-name="Ubuntu" fo:font-size="10pt" fo:font-weight="normal" officeooo:rsid="0038f84f" fo:background-color="transparent" loext:char-shading-value="0" style:font-size-asian="10pt" style:font-weight-asian="normal" style:font-size-complex="10pt" style:font-weight-complex="normal"/>
    </style:style>
    <style:style style:name="MT9" style:family="text">
      <style:text-properties style:font-name="Ubuntu" fo:font-size="10pt" fo:font-weight="normal" officeooo:rsid="000226c8" fo:background-color="transparent" loext:char-shading-value="0" style:font-size-asian="10pt" style:font-weight-asian="normal" style:font-size-complex="10pt" style:font-weight-complex="normal"/>
    </style:style>
    <style:style style:name="MT10" style:family="text">
      <style:text-properties style:font-name="Ubuntu" fo:font-size="10pt" fo:font-weight="normal" officeooo:rsid="003a92fb" fo:background-color="transparent" loext:char-shading-value="0" style:font-size-asian="10pt" style:font-weight-asian="normal" style:font-size-complex="10pt" style:font-weight-complex="normal"/>
    </style:style>
    <style:style style:name="MT11" style:family="text">
      <style:text-properties style:font-name="Ubuntu" fo:font-size="10pt" fo:font-weight="normal" officeooo:rsid="00402932" fo:background-color="transparent" loext:char-shading-value="0" style:font-size-asian="10pt" style:font-weight-asian="normal" style:font-size-complex="10pt" style:font-weight-complex="normal"/>
    </style:style>
    <style:style style:name="MT12" style:family="text">
      <style:text-properties style:font-name="Ubuntu" fo:font-size="10pt" fo:font-weight="normal" officeooo:rsid="002e710b" fo:background-color="transparent" loext:char-shading-value="0" style:font-size-asian="10pt" style:font-weight-asian="normal" style:font-size-complex="10pt" style:font-weight-complex="normal"/>
    </style:style>
    <style:style style:name="MT13" style:family="text">
      <style:text-properties style:font-name="Ubuntu" fo:font-size="10pt" fo:font-weight="normal" officeooo:rsid="0024fdad" fo:background-color="transparent" loext:char-shading-value="0" style:font-size-asian="10pt" style:font-weight-asian="normal" style:font-size-complex="10pt" style:font-weight-complex="normal"/>
    </style:style>
    <style:style style:name="MT14" style:family="text">
      <style:text-properties fo:font-weight="bold" style:font-weight-asian="bold" style:font-weight-complex="bold"/>
    </style:style>
    <style:style style:name="MT15" style:family="text"/>
    <style:style style:name="MT16" style:family="text">
      <style:text-properties officeooo:rsid="0024fda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33.02cm" fo:page-height="21.59cm" style:num-format="1" style:print-orientation="landscape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paragraph" svg:x="0.268cm" svg:y="0.129cm" svg:width="5.119cm" svg:height="1.536cm" draw:z-index="1"><draw:image xlink:href="Pictures/100000010000015E000000696A3BC093606AD244.png" xlink:type="simple" xlink:show="embed" xlink:actuate="onLoad" draw:mime-type="image/png"/></draw:frame><text:span text:style-name="MT1">Institución</text:span><text:span text:style-name="MT2">: </text:span><text:a xlink:type="simple" xlink:href="relatorio://user.company.rec_name" text:style-name="Internet_20_link" text:visited-style-name="Visited_20_Internet_20_Link"><text:span text:style-name="MT3">relatorio://user.company.rec_name</text:span></text:a><text:span text:style-name="MT3"> <text:s text:c="2"/></text:span></text:p>
        <text:p text:style-name="MP2"><text:span text:style-name="MT4">Dirección</text:span><text:span text:style-name="MT5">: </text:span><text:a xlink:type="simple" xlink:href="relatorio://if%20test=%22user.company.party.addresses%22" text:style-name="Internet_20_link" text:visited-style-name="Visited_20_Internet_20_Link"><text:span text:style-name="MT6">if test="user.company.party.addresses"</text:span></text:a><text:span text:style-name="MT7"> </text:span><text:a xlink:type="simple" xlink:href="relatorio://user.company.party.addresses[0].street" text:style-name="Internet_20_link" text:visited-style-name="Visited_20_Internet_20_Link"><text:span text:style-name="MT8">calle</text:span></text:a><text:span text:style-name="MT8">,</text:span><text:span text:style-name="MT9"> </text:span><text:a xlink:type="simple" xlink:href="relatorio://user.company.party.addresses[0].city" text:style-name="Internet_20_link" text:visited-style-name="Visited_20_Internet_20_Link"><text:span text:style-name="MT10">ciudad</text:span></text:a><text:span text:style-name="MT10">, </text:span><text:a xlink:type="simple" xlink:href="relatorio://user.company.party.addresses[0].subdivision%20and%20user.company.party.addresses[0].subdivision.name" text:style-name="Internet_20_link" text:visited-style-name="Visited_20_Internet_20_Link"><text:span text:style-name="MT11">provincia</text:span></text:a><text:span text:style-name="MT8"> </text:span><text:a xlink:type="simple" xlink:href="relatorio:///if" text:style-name="Internet_20_link" text:visited-style-name="Visited_20_Internet_20_Link"><text:span text:style-name="MT12">/if</text:span></text:a><text:span text:style-name="MT13"> </text:span></text:p>
        <text:p text:style-name="MP3"><text:span text:style-name="MT14">Tel</text:span>: <text:a xlink:type="simple" xlink:href="relatorio://if%20test=%22user.company.party.phone%22" text:style-name="Internet_20_link" text:visited-style-name="Visited_20_Internet_20_Link">if test="user.company.party.phone"</text:a> <text:a xlink:type="simple" xlink:href="relatorio://user.company.party.phone" text:style-name="Internet_20_link" text:visited-style-name="Visited_20_Internet_20_Link">telefono</text:a> <text:a xlink:type="simple" xlink:href="relatorio:///if" text:style-name="Internet_20_link" text:visited-style-name="Visited_20_Internet_20_Link">/if</text:a><text:span text:style-name="MT16"> <text:s text:c="2"/>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1DT2H21M3S</meta:editing-duration>
    <meta:editing-cycles>164</meta:editing-cycles>
    <meta:generator>LibreOffice/7.4.3.2$Linux_X86_64 LibreOffice_project/40$Build-2</meta:generator>
    <dc:date>2023-06-27T12:24:35.201702405</dc:date>
    <meta:document-statistic meta:table-count="2" meta:image-count="1" meta:object-count="0" meta:page-count="2" meta:paragraph-count="51" meta:word-count="156" meta:character-count="1284" meta:non-whitespace-character-count="1144"/>
  </office:meta>
</office:document-meta>
</file>